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27E2B0E28FAE506D054.png" manifest:media-type="image/png"/>
  <manifest:file-entry manifest:full-path="Pictures/100000010000038E0000016E0FFA8C0E3CC8E66D.png" manifest:media-type="image/png"/>
  <manifest:file-entry manifest:full-path="Pictures/10000001000007A5000001C1E82A3A965342BB3E.png" manifest:media-type="image/png"/>
  <manifest:file-entry manifest:full-path="Pictures/10000001000003EC000001AEFE6FD4ABC82E82BF.png" manifest:media-type="image/png"/>
  <manifest:file-entry manifest:full-path="Pictures/1000000100000427000002182CAC33F6E8C1C8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83845" officeooo:paragraph-rsid="0008384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9ab9e" officeooo:paragraph-rsid="0009ab9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c0606" officeooo:paragraph-rsid="000c060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c1085" officeooo:paragraph-rsid="000c108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c5f84" officeooo:paragraph-rsid="000c5f8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3845" officeooo:paragraph-rsid="00083845" fo:background-color="#ffff00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-6</text:p>
      <text:p text:style-name="P6"/>
      <text:p text:style-name="P1">1)</text:p>
      <text:p text:style-name="P1"/>
      <text:p text:style-name="P1"><text:s text:c="2"/><draw:frame draw:style-name="fr3" draw:name="Image1" text:anchor-type="char" svg:width="17cm" svg:height="8.571cm" draw:z-index="0"><draw:image xlink:href="Pictures/1000000100000427000002182CAC33F6E8C1C81B.png" xlink:type="simple" xlink:show="embed" xlink:actuate="onLoad" draw:mime-type="image/png"/></draw:frame><text:s text:c="119"/></text:p>
      <text:p text:style-name="P1"/>
      <text:p text:style-name="P2">2)</text:p>
      <text:p text:style-name="P2"><text:s/></text:p>
      <text:p text:style-name="P2"><draw:frame draw:style-name="fr2" draw:name="Image2" text:anchor-type="char" svg:width="17.18cm" svg:height="8.74cm" draw:z-index="1"><draw:image xlink:href="Pictures/10000001000003EC000001AEFE6FD4ABC82E82BF.png" xlink:type="simple" xlink:show="embed" xlink:actuate="onLoad" draw:mime-type="image/png"/></draw:frame><text:s text:c="123"/></text:p>
      <text:p text:style-name="P2"/>
      <text:p text:style-name="P2"/>
      <text:p text:style-name="P2"/>
      <text:p text:style-name="P3"><text:soft-page-break/>3)</text:p>
      <text:p text:style-name="P3"><text:s/></text:p>
      <text:p text:style-name="P3"><text:s/><draw:frame draw:style-name="fr1" draw:name="Image3" text:anchor-type="char" svg:width="14.743cm" svg:height="6.853cm" draw:z-index="2"><draw:image xlink:href="Pictures/10000001000007A5000001C1E82A3A965342BB3E.png" xlink:type="simple" xlink:show="embed" xlink:actuate="onLoad" draw:mime-type="image/png"/></draw:frame><text:s text:c="120"/></text:p>
      <text:p text:style-name="P3"/>
      <text:p text:style-name="P4">4)</text:p>
      <text:p text:style-name="P4"/>
      <text:p text:style-name="P4"><text:s text:c="3"/><draw:frame draw:style-name="fr1" draw:name="Image4" text:anchor-type="char" svg:width="15.349cm" svg:height="6.837cm" draw:z-index="3"><draw:image xlink:href="Pictures/100000010000038E0000016E0FFA8C0E3CC8E66D.png" xlink:type="simple" xlink:show="embed" xlink:actuate="onLoad" draw:mime-type="image/png"/></draw:frame><text:s text:c="11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5)</text:p>
      <text:p text:style-name="P5"/>
      <text:p text:style-name="P5"><text:s text:c="3"/><draw:frame draw:style-name="fr1" draw:name="Image5" text:anchor-type="char" svg:width="16.782cm" svg:height="12.263cm" draw:z-index="4"><draw:image xlink:href="Pictures/10000001000003400000027E2B0E28FAE506D05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5:40:09.026802494</meta:creation-date>
    <dc:date>2024-03-09T16:56:48.074516372</dc:date>
    <meta:editing-duration>PT54M39S</meta:editing-duration>
    <meta:editing-cycles>6</meta:editing-cycles>
    <meta:generator>LibreOffice/7.3.7.2$Linux_X86_64 LibreOffice_project/30$Build-2</meta:generator>
    <meta:document-statistic meta:table-count="0" meta:image-count="5" meta:object-count="0" meta:page-count="3" meta:paragraph-count="13" meta:word-count="8" meta:character-count="515" meta:non-whitespace-character-count="25"/>
  </office:meta>
</office:document-meta>
</file>